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5-11-1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5-09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5-08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5-06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5-05-29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5-04-1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5-01-3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4-12-1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4-09-1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4-06-2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4-05-2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4-04-10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4-01-2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3-11-1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3-09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3-06-3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3-04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3-03-2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3-01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2-11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2-09-22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2-06-0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2-04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2-03-2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2-01-2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1-11-1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1-09-2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1-06-2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1-04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1-03-1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0-12-1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0-09-1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0-08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0-06-1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0-05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0-04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20-02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9-11-1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9-09-0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9-06-1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9-04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9-02-1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8-11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8-11-1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8-09-2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8-07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8-06-0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8-04-2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8-01-2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7-12-0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7-09-0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7-06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7-04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7-03-0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6-12-2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6-11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6-10-0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6-06-0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6-04-1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6-03-0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5-12-1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5-10-2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5-09-1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5-06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5-04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5-03-1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4-12-1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4-11-1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4-09-1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4-06-1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4-04-02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4-02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3-12-2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3-11-0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3-09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3-07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3-04-0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3-02-0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2-12-1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2-11-0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2-09-1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2-06-2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2-04-1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2-02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1-12-1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1-11-1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1-09-1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1-06-1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1-05-0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1-03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0-12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0-11-1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0-09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0-04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10-03-0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9-12-1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9-11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9-09-1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9-06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9-04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9-03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9-02-2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9-02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8-12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8-11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8-09-0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8-06-1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8-04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8-03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8-01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7-10-3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7-09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7-07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7-03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6-11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6-09-2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6-08-0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6-05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6-03-1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6-01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5-11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5-09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5-07-2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5-05-1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5-03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4-11-0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4-09-1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4-08-0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4-05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4-01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3-11-2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3-09-1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3-07-1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3-05-2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3-03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3-01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2-12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2-11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2-09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2-09-1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2-07-3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2-06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2-05-0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2-03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2-02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2-01-3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1-10-0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1-08-2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1-07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1-07-1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1-06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1-05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1-04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1-03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1-02-0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1-01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0-12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0-11-1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0-10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0-08-3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0-07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9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8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55077074401</text:p>
          </table:table-cell>
          <table:table-cell office:value-type="string" calcext:value-type="string">
            <text:p>CH Cc <text:s/>31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8" meta:object-count="0"/>
    <meta:user-defined meta:name="AppVersion">3.0</meta:user-defined>
  </office:meta>
</office:document-meta>
</file>